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" style:family="table-cell" style:parent-style-name="Default" style:data-style-name="N144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currency" office:currency="USD" office:value="100" calcext:value-type="currency">
            <text:p>$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currency" office:currency="USD" office:value="101" calcext:value-type="currency">
            <text:p>$1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currency" office:currency="USD" office:value="102" calcext:value-type="currency">
            <text:p>$102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formula="of:=[.C12]-[.E12]" office:value-type="float" office:value="20" calcext:value-type="float">
            <text:p>20</text:p>
          </table:table-cell>
          <table:table-cell/>
          <table:table-cell table:style-name="ce5" table:formula="of:=[.E12]-[.C12]"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9428" calcext:value-type="float">
            <text:p>59428</text:p>
          </table:table-cell>
          <table:table-cell/>
          <table:table-cell office:value-type="float" office:value="59408" calcext:value-type="float">
            <text:p>59408</text:p>
          </table:table-cell>
          <table:table-cell table:number-columns-repeated="2"/>
        </table:table-row>
        <table:table-row table:style-name="ro1">
          <table:table-cell table:style-name="ce2" table:formula="of:=[.B13]-[.B15]" office:value-type="float" office:value="9" calcext:value-type="float">
            <text:p>9</text:p>
          </table:table-cell>
          <table:table-cell office:value-type="float" office:value="59344" calcext:value-type="float">
            <text:p>59344</text:p>
          </table:table-cell>
          <table:table-cell table:number-columns-repeated="3"/>
          <table:table-cell office:value-type="float" office:value="59264" calcext:value-type="float">
            <text:p>59264</text:p>
          </table:table-cell>
          <table:table-cell table:formula="of:=[.F13]-[.F15]" office:value-type="float" office:value="-14" calcext:value-type="float">
            <text:p>-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f:=[.B15]-[.B13]" office:value-type="float" office:value="-9" calcext:value-type="float">
            <text:p>-9</text:p>
          </table:table-cell>
          <table:table-cell office:value-type="float" office:value="59335" calcext:value-type="float">
            <text:p>59335</text:p>
          </table:table-cell>
          <table:table-cell table:number-columns-repeated="3"/>
          <table:table-cell office:value-type="float" office:value="59278" calcext:value-type="float">
            <text:p>59278</text:p>
          </table:table-cell>
          <table:table-cell table:style-name="ce5" table:formula="of:=[.F15]-[.F13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9387" calcext:value-type="float">
            <text:p>59387</text:p>
          </table:table-cell>
          <table:table-cell/>
          <table:table-cell office:value-type="float" office:value="59387" calcext:value-type="float">
            <text:p>5938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" table:formula="of:=[.C16]-[.E16]" office:value-type="float" office:value="0" calcext:value-type="float">
            <text:p>0</text:p>
          </table:table-cell>
          <table:table-cell/>
          <table:table-cell table:formula="of:=[.E16]-[.C1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table:formula="of:=(([.F13]+[.F15])/2 - ([.B13]+[.B15])/2)/2" office:value-type="float" office:value="-34.25" calcext:value-type="float">
            <text:p>-34,25</text:p>
          </table:table-cell>
          <table:table-cell table:formula="of:=[.B22]/1000" office:value-type="float" office:value="-0.03425" calcext:value-type="float">
            <text:p>-0,03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table:formula="of:=(([.C12]+[.E12])/2 - ([.C16]+[.E16])/2)/2" office:value-type="float" office:value="15.5" calcext:value-type="float">
            <text:p>15,5</text:p>
          </table:table-cell>
          <table:table-cell table:formula="of:=[.B23]/1000" office:value-type="float" office:value="0.0155" calcext:value-type="float">
            <text:p>0,01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00.00.00</text:date>, <text:time style:data-style-name="N2" text:time-value="12:50:21.8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15:17:38.732425276</meta:creation-date>
    <dc:date>2021-03-23T14:56:17.852000000</dc:date>
    <meta:editing-duration>PT2H6M13S</meta:editing-duration>
    <meta:editing-cycles>6</meta:editing-cycles>
    <meta:generator>LibreOffice/7.1.0.3$Windows_X86_64 LibreOffice_project/f6099ecf3d29644b5008cc8f48f42f4a40986e4c</meta:generator>
    <meta:document-statistic meta:table-count="1" meta:cell-count="25" meta:object-count="0"/>
  </office:meta>
</office:document-meta>
</file>